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4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2.003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2.84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3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1cm" fo:min-width="2.867cm"/>
    </style:style>
    <style:style style:name="gr16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4pt" fo:font-style="italic" style:font-style-asian="italic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6pt" fo:font-style="normal" style:font-style-asian="normal" style:font-style-complex="normal"/>
    </style:style>
    <style:style style:name="P4" style:family="paragraph">
      <style:text-properties fo:font-family="'Times New Roman'" style:font-style-name="Italic" style:font-family-generic="roman" style:font-pitch="variable" fo:font-size="16pt"/>
    </style:style>
    <style:style style:name="P5" style:family="paragraph">
      <style:text-properties fo:font-family="'Times New Roman'" style:font-style-name="Italic" style:font-family-generic="roman" style:font-pitch="variable" fo:font-size="14pt"/>
    </style:style>
    <style:style style:name="P6" style:family="paragraph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P7" style:family="paragraph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4pt" fo:font-style="italic" style:font-style-asian="italic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6pt" fo:font-style="normal" style:font-style-asian="normal" style:font-style-complex="normal"/>
    </style:style>
    <style:style style:name="T3" style:family="text">
      <style:text-properties fo:font-family="'Times New Roman'" style:font-style-name="Italic" style:font-family-generic="roman" style:font-pitch="variable" fo:font-size="16pt"/>
    </style:style>
    <style:style style:name="T4" style:family="text">
      <style:text-properties fo:font-family="'Times New Roman'" style:font-style-name="Italic" style:font-family-generic="roman" style:font-pitch="variable" fo:font-size="14pt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4pt" fo:font-style="normal" style:font-style-asian="normal" style:font-style-complex="normal"/>
    </style:style>
    <style:style style:name="T6" style:family="text">
      <style:text-properties fo:font-family="'Times New Roman'" style:font-style-name="Italic" style:font-family-generic="roman" style:font-pitch="variable" fo:font-size="14pt" fo:font-style="normal" style:font-style-asian="normal" style:font-style-complex="normal"/>
    </style:style>
    <style:style style:name="T7" style:family="text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T8" style:family="text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4pt"/>
    </style:style>
    <style:style style:name="T10" style:family="text">
      <style:text-properties fo:font-family="'Times New Roman'" style:font-style-name="Regular" style:font-family-generic="roman" fo:font-size="14pt" fo:font-style="italic" style:font-family-asian="'Times New Roman'" style:font-style-name-asian="Regular" style:font-family-generic-asian="roman" style:font-style-asian="italic" style:font-family-complex="'Times New Roman'" style:font-style-name-complex="Regular" style:font-family-generic-complex="roman" style:font-style-complex="italic"/>
    </style:style>
    <style:style style:name="T11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3" style:family="text">
      <style:text-properties style:text-position="-33% 58%" fo:font-family="'Times New Roman'" style:font-style-name="Italic" style:font-family-generic="roman" style:font-pitch="variable" fo:font-size="10pt" style:font-size-asian="10pt" style:font-size-complex="10pt"/>
    </style:style>
    <style:style style:name="T14" style:family="text">
      <style:text-properties fo:font-family="'Times New Roman'" style:font-style-name="Regular" style:font-family-generic="roman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15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text-position="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4.497cm" svg:y1="7.749cm" svg:x2="9.033cm" svg:y2="4.272cm" svg:d="M4497 7749l4536-3477">
          <text:p/>
        </draw:connector>
        <draw:connector draw:style-name="gr1" draw:text-style-name="P1" xml:id="id2" draw:id="id2" draw:layer="layout" draw:type="line" svg:x1="4.497cm" svg:y1="7.749cm" svg:x2="12.662cm" svg:y2="7.749cm" draw:start-shape="id1" draw:start-glue-point="2" svg:d="M4497 7749h8165">
          <text:p/>
        </draw:connector>
        <draw:connector draw:style-name="gr2" draw:text-style-name="P1" draw:layer="layout" draw:type="line" svg:x1="9.033cm" svg:y1="4.272cm" svg:x2="9.033cm" svg:y2="7.726cm" draw:start-shape="id1" draw:start-glue-point="3" svg:d="M9033 4272v3454">
          <text:p/>
        </draw:connector>
        <draw:connector draw:style-name="gr2" draw:text-style-name="P1" draw:layer="layout" draw:type="line" svg:x1="9.033cm" svg:y1="4.272cm" svg:x2="12.662cm" svg:y2="7.749cm" draw:start-shape="id1" draw:start-glue-point="3" draw:end-shape="id2" draw:end-glue-point="3" svg:d="M9033 4272l3629 3477">
          <text:p/>
        </draw:connector>
        <draw:frame draw:style-name="gr3" draw:text-style-name="P2" draw:layer="layout" svg:width="0.752cm" svg:height="0.81cm" svg:x="8.85cm" svg:y="6.079cm">
          <draw:text-box>
            <text:p><text:span text:style-name="T1">h</text:span></text:p>
          </draw:text-box>
        </draw:frame>
        <draw:frame draw:style-name="gr4" draw:text-style-name="P3" draw:layer="layout" svg:width="0.908cm" svg:height="0.89cm" svg:x="3.698cm" svg:y="7.29cm">
          <draw:text-box>
            <text:p><text:span text:style-name="T2">O</text:span></text:p>
          </draw:text-box>
        </draw:frame>
        <draw:frame draw:style-name="gr5" draw:text-style-name="P4" draw:layer="layout" svg:width="0.879cm" svg:height="0.89cm" svg:x="12.499cm" svg:y="7.291cm">
          <draw:text-box>
            <text:p><text:span text:style-name="T3">B</text:span></text:p>
          </draw:text-box>
        </draw:frame>
        <draw:frame draw:style-name="gr4" draw:text-style-name="P4" draw:layer="layout" svg:width="0.908cm" svg:height="0.89cm" svg:x="8.499cm" svg:y="3.491cm">
          <draw:text-box>
            <text:p><text:span text:style-name="T3">A</text:span></text:p>
          </draw:text-box>
        </draw:frame>
        <draw:frame draw:style-name="gr6" draw:text-style-name="P5" draw:layer="layout" svg:width="2.503cm" svg:height="0.923cm" svg:x="5.398cm" svg:y="7.69cm">
          <draw:text-box>
            <text:p><text:span text:style-name="T4">|</text:span><text:span text:style-name="T1">u</text:span><text:span text:style-name="T5">2</text:span><text:span text:style-name="T4">| = |</text:span><text:span text:style-name="T6">OB</text:span><text:span text:style-name="T4">|</text:span></text:p>
          </draw:text-box>
        </draw:frame>
        <draw:line draw:style-name="gr7" draw:text-style-name="P1" draw:layer="layout" svg:x1="8.001cm" svg:y1="5.064cm" svg:x2="9.017cm" svg:y2="5.064cm">
          <text:p/>
        </draw:line>
        <draw:line draw:style-name="gr8" draw:text-style-name="P1" draw:layer="layout" svg:x1="8.493cm" svg:y1="4.683cm" svg:x2="9.382cm" svg:y2="4.683cm">
          <text:p/>
        </draw:line>
        <draw:line draw:style-name="gr8" draw:text-style-name="P1" draw:layer="layout" svg:x1="10.271cm" svg:y1="5.445cm" svg:x2="7.477cm" svg:y2="5.445cm">
          <text:p/>
        </draw:line>
        <draw:line draw:style-name="gr7" draw:text-style-name="P1" draw:layer="layout" svg:x1="7.001cm" svg:y1="5.826cm" svg:x2="9.008cm" svg:y2="5.826cm">
          <text:p/>
        </draw:line>
        <draw:line draw:style-name="gr8" draw:text-style-name="P1" draw:layer="layout" svg:x1="11.058cm" svg:y1="6.207cm" svg:x2="6.486cm" svg:y2="6.207cm">
          <text:p/>
        </draw:line>
        <draw:line draw:style-name="gr7" draw:text-style-name="P1" draw:layer="layout" svg:x1="6.026cm" svg:y1="6.588cm" svg:x2="9.023cm" svg:y2="6.588cm">
          <text:p/>
        </draw:line>
        <draw:line draw:style-name="gr8" draw:text-style-name="P1" draw:layer="layout" svg:x1="11.821cm" svg:y1="6.969cm" svg:x2="5.547cm" svg:y2="6.969cm">
          <text:p/>
        </draw:line>
        <draw:line draw:style-name="gr7" draw:text-style-name="P1" draw:layer="layout" svg:x1="5.001cm" svg:y1="7.375cm" svg:x2="9.014cm" svg:y2="7.375cm">
          <text:p/>
        </draw:line>
        <draw:frame draw:style-name="gr9" draw:text-style-name="P6" draw:layer="layout" svg:width="0.815cm" svg:height="0.882cm" svg:x="9.55cm" svg:y="5.779cm">
          <draw:text-box>
            <text:p><text:span text:style-name="T7">S</text:span></text:p>
          </draw:text-box>
        </draw:frame>
        <draw:frame draw:style-name="gr10" draw:text-style-name="P7" draw:layer="layout" svg:width="0.722cm" svg:height="0.882cm" svg:x="7.05cm" svg:y="6.079cm">
          <draw:text-box>
            <text:p><text:span text:style-name="T8">s</text:span></text:p>
          </draw:text-box>
        </draw:frame>
        <draw:frame draw:style-name="gr11" draw:text-style-name="P5" draw:layer="layout" svg:width="3.347cm" svg:height="0.923cm" draw:transform="rotate (0.688183324061234) translate (4.974cm 6.418cm)">
          <draw:text-box>
            <text:p><text:span text:style-name="T4">|</text:span><text:span text:style-name="T1">u</text:span><text:span text:style-name="T9">1</text:span><text:span text:style-name="T4">| = |</text:span><text:span text:style-name="T6">OA</text:span><text:span text:style-name="T4">|</text:span></text:p>
          </draw:text-box>
        </draw:frame>
        <draw:path draw:style-name="gr12" draw:text-style-name="P1" draw:layer="layout" svg:width="0.634cm" svg:height="0.43cm" svg:x="5.064cm" svg:y="7.3cm" svg:viewBox="0 0 635 431" svg:d="M635 431c-508-635-635-381-635-381">
          <text:p/>
        </draw:path>
        <draw:frame draw:style-name="gr13" draw:text-style-name="P2" draw:layer="layout" svg:width="0.76cm" svg:height="0.81cm" svg:x="5.45cm" svg:y="7.079cm">
          <draw:text-box>
            <text:p><text:span text:style-name="T10">α</text:span></text:p>
          </draw:text-box>
        </draw:frame>
        <draw:frame draw:style-name="gr14" draw:text-style-name="P5" draw:layer="layout" svg:width="0.858cm" svg:height="0.81cm" svg:x="8.599cm" svg:y="7.69cm">
          <draw:text-box>
            <text:p><text:span text:style-name="T4">H</text:span></text:p>
          </draw:text-box>
        </draw:frame>
        <draw:frame draw:style-name="gr15" draw:text-style-name="P8" draw:layer="layout" svg:width="3.589cm" svg:height="2.561cm" svg:x="9.952cm" svg:y="2.982cm">
          <draw:text-box>
            <text:p><text:span text:style-name="T11">h</text:span><text:span text:style-name="T12"> <text:s/>= |AH| = |</text:span><text:span text:style-name="T11">u</text:span><text:span text:style-name="T13">1</text:span><text:span text:style-name="T12">|sin(</text:span><text:span text:style-name="T14">α</text:span><text:span text:style-name="T12">)</text:span></text:p>
            <text:p><text:span text:style-name="T12">|OH| = </text:span><text:span text:style-name="T11">|u</text:span><text:span text:style-name="T15">1</text:span><text:span text:style-name="T11">|</text:span><text:span text:style-name="T16">cos</text:span><text:span text:style-name="T12">(</text:span><text:span text:style-name="T14">α</text:span><text:span text:style-name="T12">)</text:span></text:p>
            <text:p><text:span text:style-name="T12">|OA| = |OH'|</text:span></text:p>
            <text:p><text:span text:style-name="T11">s</text:span><text:span text:style-name="T12"> = </text:span><text:span text:style-name="T11">|u</text:span><text:span text:style-name="T15">1</text:span><text:span text:style-name="T11">|</text:span><text:span text:style-name="T17">2</text:span><text:span text:style-name="T12">sin(</text:span><text:span text:style-name="T14">α</text:span><text:span text:style-name="T12">)</text:span><text:span text:style-name="T16">cos</text:span><text:span text:style-name="T12">(</text:span><text:span text:style-name="T14">α</text:span><text:span text:style-name="T12">)/2</text:span></text:p>
            <text:p><text:span text:style-name="T11">S</text:span><text:span text:style-name="T12"> = |</text:span><text:span text:style-name="T11">u</text:span><text:span text:style-name="T13">1</text:span><text:span text:style-name="T12">|</text:span><text:span text:style-name="T11">|u</text:span><text:span text:style-name="T15">2</text:span><text:span text:style-name="T11">|</text:span><text:span text:style-name="T12">sin(</text:span><text:span text:style-name="T14">α</text:span><text:span text:style-name="T12">)/2</text:span></text:p>
          </draw:text-box>
        </draw:frame>
        <draw:line draw:style-name="gr16" draw:text-style-name="P1" draw:layer="layout" svg:x1="10.271cm" svg:y1="7.871cm" svg:x2="10.271cm" svg:y2="7.642cm">
          <text:p/>
        </draw:line>
        <draw:frame draw:style-name="gr14" draw:text-style-name="P5" draw:layer="layout" svg:width="0.947cm" svg:height="0.81cm" svg:x="9.899cm" svg:y="7.69cm">
          <draw:text-box>
            <text:p><text:span text:style-name="T4">H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9-06-30T11:12:15.53</meta:creation-date>
    <dc:date>2019-07-23T13:38:35.52</dc:date>
    <dc:creator>Loc Nguyen</dc:creator>
    <meta:editing-duration>PT1H26M52S</meta:editing-duration>
    <meta:editing-cycles>12</meta:editing-cycles>
    <meta:generator>OpenOffice/4.1.2$Win32 OpenOffice.org_project/412m3$Build-9782</meta:generator>
    <meta:document-statistic meta:object-count="26"/>
  </office:meta>
</office:document-meta>
</file>